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0aa45" officeooo:paragraph-rsid="0010aa45"/>
    </style:style>
    <style:style style:name="P2" style:family="paragraph" style:parent-style-name="Standard">
      <style:paragraph-properties fo:text-align="justify" style:justify-single-word="false"/>
      <style:text-properties officeooo:rsid="00118bc9" officeooo:paragraph-rsid="0010aa45"/>
    </style:style>
    <style:style style:name="P3" style:family="paragraph" style:parent-style-name="Standard">
      <style:paragraph-properties fo:text-align="justify" style:justify-single-word="false"/>
      <style:text-properties officeooo:rsid="00118bc9" officeooo:paragraph-rsid="00118bc9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118bc9" officeooo:paragraph-rsid="00118bc9"/>
    </style:style>
    <style:style style:name="P5" style:family="paragraph" style:parent-style-name="Standard" style:list-style-name="L3">
      <style:paragraph-properties fo:text-align="justify" style:justify-single-word="false"/>
      <style:text-properties officeooo:rsid="00118bc9" officeooo:paragraph-rsid="00118bc9"/>
    </style:style>
    <style:style style:name="P6" style:family="paragraph" style:parent-style-name="Standard">
      <style:paragraph-properties fo:text-align="justify" style:justify-single-word="false"/>
      <style:text-properties officeooo:rsid="0012cb5d" officeooo:paragraph-rsid="0012cb5d"/>
    </style:style>
    <style:style style:name="P7" style:family="paragraph" style:parent-style-name="Standard">
      <style:paragraph-properties fo:text-align="justify" style:justify-single-word="false"/>
      <style:text-properties officeooo:rsid="001384c9" officeooo:paragraph-rsid="0012cb5d"/>
    </style:style>
    <style:style style:name="P8" style:family="paragraph" style:parent-style-name="Standard">
      <style:paragraph-properties fo:text-align="justify" style:justify-single-word="false"/>
      <style:text-properties officeooo:rsid="001384c9" officeooo:paragraph-rsid="001384c9"/>
    </style:style>
    <style:style style:name="P9" style:family="paragraph" style:parent-style-name="Standard" style:list-style-name="L3">
      <style:paragraph-properties fo:text-align="justify" style:justify-single-word="false"/>
      <style:text-properties officeooo:rsid="001384c9" officeooo:paragraph-rsid="001384c9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officeooo:rsid="0012cb5d" officeooo:paragraph-rsid="0012cb5d"/>
    </style:style>
    <style:style style:name="P12" style:family="paragraph" style:parent-style-name="Table_20_Contents">
      <style:paragraph-properties fo:text-align="justify" style:justify-single-word="false"/>
      <style:text-properties officeooo:rsid="001384c9" officeooo:paragraph-rsid="001384c9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1384c9" officeooo:paragraph-rsid="001384c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2cb5d"/>
    </style:style>
    <style:style style:name="T4" style:family="text">
      <style:text-properties officeooo:rsid="001384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C 450 assignment 1: procedural generated buildings</text:p>
      <text:p text:style-name="P1"/>
      <text:p text:style-name="P2"/>
      <text:p text:style-name="P3">Okay, this is worth 40% of the marks. Make sure to do a good job of it. </text:p>
      <text:p text:style-name="P3"/>
      <text:p text:style-name="P3"/>
      <text:p text:style-name="P3">Criteria:</text:p>
      <text:p text:style-name="P3"/>
      <text:list xml:id="list331851769884780700" text:style-name="L2">
        <text:list-item>
          <text:p text:style-name="P4">Clarity of expressions.</text:p>
        </text:list-item>
        <text:list-item>
          <text:p text:style-name="P4">Demonstration that requirements are fulfilled.</text:p>
          <text:list>
            <text:list-item>
              <text:p text:style-name="P4">Show <text:span text:style-name="T1">plenty</text:span><text:span text:style-name="T2"> of variation when the script is run multiple times, or when several buildings are constructed</text:span></text:p>
            </text:list-item>
            <text:list-item>
              <text:p text:style-name="P4"><text:span text:style-name="T2">Consistent appearance,so if many were generated they would not look out of place in relation to each other.</text:span></text:p>
            </text:list-item>
            <text:list-item>
              <text:p text:style-name="P4"><text:span text:style-name="T2">Make use of a variety of techniques to achieve detailed and plausible buildings.</text:span></text:p>
            </text:list-item>
          </text:list>
        </text:list-item>
        <text:list-item>
          <text:p text:style-name="P4">Use images and diagrams to aid explanations.</text:p>
        </text:list-item>
        <text:list-item>
          <text:p text:style-name="P4">Make references to sources of inspiration, and third party things used</text:p>
        </text:list-item>
      </text:list>
      <text:p text:style-name="P1"/>
      <text:p text:style-name="P1"/>
      <text:p text:style-name="P1"/>
      <text:p text:style-name="P3">Plan/Structure:</text:p>
      <text:p text:style-name="P3"/>
      <text:list xml:id="list2485982543771468255" text:style-name="L3">
        <text:list-item>
          <text:p text:style-name="P5">Instruction on how to run the program</text:p>
          <text:list>
            <text:list-item>
              <text:p text:style-name="P9">Assumptions made</text:p>
            </text:list-item>
            <text:list-item>
              <text:p text:style-name="P9">known issues (if any)</text:p>
            </text:list-item>
          </text:list>
        </text:list-item>
        <text:list-item>
          <text:p text:style-name="P5">Design and implementation of my buildings</text:p>
          <text:list>
            <text:list-item>
              <text:p text:style-name="P5">Source of inspiration</text:p>
            </text:list-item>
            <text:list-item>
              <text:p text:style-name="P5">Approach to parametrization <text:span text:style-name="T3">and randomness</text:span></text:p>
            </text:list-item>
            <text:list-item>
              <text:p text:style-name="P5">How is my building constructed?</text:p>
            </text:list-item>
            <text:list-item>
              <text:p text:style-name="P5">Challenges</text:p>
            </text:list-item>
          </text:list>
        </text:list-item>
        <text:list-item>
          <text:p text:style-name="P5">Examples of the range of buildings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6">Range <text:span text:style-name="T4">of buildings</text:span>:</text:p>
      <text:p text:style-name="P7"/>
      <text:p text:style-name="P6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>Tall</text:p>
          </table:table-cell>
          <table:table-cell table:style-name="Table1.A1" office:value-type="string">
            <text:p text:style-name="P13">Normal</text:p>
          </table:table-cell>
          <table:table-cell table:style-name="Table1.D1" office:value-type="string">
            <text:p text:style-name="P13">Short</text:p>
          </table:table-cell>
        </table:table-row>
        <table:table-row>
          <table:table-cell table:style-name="Table1.A2" office:value-type="string">
            <text:p text:style-name="P13">Narrow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3">Normal</text:p>
          </table:table-cell>
          <table:table-cell table:style-name="Table1.A2" office:value-type="string">
            <text:p text:style-name="P12">Large: pantheon</text:p>
          </table:table-cell>
          <table:table-cell table:style-name="Table1.A2" office:value-type="string">
            <text:p text:style-name="P12">Large: Maison Carree</text:p>
            <text:p text:style-name="P12">Small: 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3">Wide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5:58:30.254851227</meta:creation-date>
    <dc:date>2017-03-26T13:01:49.284518214</dc:date>
    <meta:editing-duration>PT20H41M48S</meta:editing-duration>
    <meta:editing-cycles>3</meta:editing-cycles>
    <meta:generator>LibreOffice/5.2.2.2$Linux_X86_64 LibreOffice_project/20m0$Build-2</meta:generator>
    <meta:document-statistic meta:table-count="1" meta:image-count="0" meta:object-count="0" meta:page-count="2" meta:paragraph-count="30" meta:word-count="170" meta:character-count="985" meta:non-whitespace-character-count="859"/>
  </office:meta>
</office:document-meta>
</file>